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P8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</office:automatic-styles>
  <office:body>
    <office:text text:use-soft-page-breaks="true">
      <text:p text:style-name="P1">Esercizio1</text:p>
      <text:p text:style-name="P2">Paziente</text:p>
      <text:p text:style-name="Normal">package Esercizio1;</text:p>
      <text:p text:style-name="Normal"/>
      <text:p text:style-name="Normal">public class Paziente implements Comparable&lt;Paziente&gt;{</text:p>
      <text:p text:style-name="Normal">    String codiceFiscale;</text:p>
      <text:p text:style-name="Normal">    int eta;</text:p>
      <text:p text:style-name="Normal">    int reparto;</text:p>
      <text:p text:style-name="Normal"/>
      <text:p text:style-name="Normal">    public String getCodiceFiscale() {</text:p>
      <text:p text:style-name="Normal">        return codiceFiscale;</text:p>
      <text:p text:style-name="Normal">    }</text:p>
      <text:p text:style-name="Normal">    public void setCodiceFiscale(String codiceFiscale) {</text:p>
      <text:p text:style-name="Normal">        this.codiceFiscale = codiceFiscale;</text:p>
      <text:p text:style-name="Normal">   <text:s/><text:span text:style-name="T3">}</text:span></text:p>
      <text:p text:style-name="P4">    public int getEta() {</text:p>
      <text:p text:style-name="P5">        return eta;</text:p>
      <text:p text:style-name="P6">    }</text:p>
      <text:p text:style-name="P7">    public void setEta(int eta) {</text:p>
      <text:p text:style-name="P8">        this.eta = eta;</text:p>
      <text:p text:style-name="P9">    }</text:p>
      <text:p text:style-name="P10">    public int getReparto() {</text:p>
      <text:p text:style-name="P11">        return reparto;</text:p>
      <text:p text:style-name="P12">    }</text:p>
      <text:p text:style-name="P13">    public void setReparto(int reparto) {</text:p>
      <text:p text:style-name="P14">        this.reparto = reparto;</text:p>
      <text:p text:style-name="P15">    }</text:p>
      <text:p text:style-name="P16">    public Paziente(String cf, int e, int r){</text:p>
      <text:p text:style-name="P17">        codiceFiscale = cf;</text:p>
      <text:p text:style-name="P18">        eta = e;</text:p>
      <text:p text:style-name="P19">        reparto = r;</text:p>
      <text:p text:style-name="P20">    }</text:p>
      <text:p text:style-name="P21"/>
      <text:p text:style-name="P22">    @Override</text:p>
      <text:p text:style-name="P23">    public boolean equals(Object obj){</text:p>
      <text:p text:style-name="P24">        if(obj == null || !(obj instanceof Paziente))</text:p>
      <text:p text:style-name="Normal"><text:span text:style-name="T25">           <text:s/></text:span>return false;</text:p>
      <text:p text:style-name="Normal">        Paziente p = (Paziente) obj;</text:p>
      <text:p text:style-name="Normal">        return this.codiceFiscale.equals(p.getCodiceFiscale()) &amp;&amp; this.eta == p.getEta() &amp;&amp; this.reparto == p.getReparto();</text:p>
      <text:p text:style-name="Normal">    }</text:p>
      <text:p text:style-name="Normal">    @Override</text:p>
      <text:p text:style-name="Normal">    public String toString(){</text:p>
      <text:p text:style-name="Normal">        return "Codice fiscale: " + codiceFiscale + "Età: " + eta + "Reparto: " + reparto;</text:p>
      <text:p text:style-name="Normal">    }</text:p>
      <text:p text:style-name="Normal">    @Override</text:p>
      <text:p text:style-name="Normal">    public int compareTo(Paziente obj){</text:p>
      <text:p text:style-name="Normal">        return this.codiceFiscale.compareTo(obj.getCodiceFiscale());</text:p>
      <text:p text:style-name="Normal">    }</text:p>
      <text:p text:style-name="Normal">}</text:p>
      <text:p text:style-name="Normal"/>
      <text:p text:style-name="P26">Archivio</text:p>
      <text:p text:style-name="Normal">package Esercizio1;</text:p>
      <text:p text:style-name="Normal"/>
      <text:p text:style-name="Normal">import java.util.ArrayList;</text:p>
      <text:p text:style-name="P27">import java.util.Collections;</text:p>
      <text:p text:style-name="P28">import java.util.Comparator;</text:p>
      <text:p text:style-name="P29">import java.util.Iterator;</text:p>
      <text:p text:style-name="P30">import java.util.List;</text:p>
      <text:p text:style-name="P31"/>
      <text:p text:style-name="P32">public class Archivio{</text:p>
      <text:p text:style-name="P33"/>
      <text:p text:style-name="P34">    List&lt;Paziente&gt; lista = new ArrayList&lt;Paziente&gt;();</text:p>
      <text:p text:style-name="P35"/>
      <text:soft-page-break/>
      <text:p text:style-name="P36">    public Archivio(){</text:p>
      <text:p text:style-name="P37">    }</text:p>
      <text:p text:style-name="P38">// Punto 1</text:p>
      <text:p text:style-name="P39">    public boolean insert(String cf, int e, int r){</text:p>
      <text:p text:style-name="Normal"><text:span text:style-name="T40">       <text:s/></text:span>Paziente p = new Paziente(cf, e, r);</text:p>
      <text:p text:style-name="Normal">       <text:s/><text:span text:style-name="T41">for(Paziente pa : lista){</text:span></text:p>
      <text:p text:style-name="P42">            if(p.equals(pa))</text:p>
      <text:p text:style-name="P43">                return false;</text:p>
      <text:p text:style-name="P44">        }</text:p>
      <text:p text:style-name="P45">        lista.add(p);</text:p>
      <text:p text:style-name="P46">        return true;</text:p>
      <text:p text:style-name="P47">    }</text:p>
      <text:p text:style-name="P48">// Punto 2</text:p>
      <text:p text:style-name="P49">    public void deleteByCf(String cf){</text:p>
      <text:p text:style-name="P50">        Iterator&lt;Paziente&gt; it = lista.iterator();</text:p>
      <text:p text:style-name="P51">        while(it.hasNext()){</text:p>
      <text:p text:style-name="P52">            if(it.next().getCodiceFiscale().equals(cf)){</text:p>
      <text:p text:style-name="P53">                it.remove();</text:p>
      <text:p text:style-name="P54">                return;</text:p>
      <text:p text:style-name="P55">            }</text:p>
      <text:p text:style-name="P56">        }</text:p>
      <text:p text:style-name="P57">    }</text:p>
      <text:p text:style-name="P58">// Punto 3</text:p>
      <text:p text:style-name="P59">    public Archivio selByRepart(int r){</text:p>
      <text:p text:style-name="Normal"><text:span text:style-name="T60">       <text:s/></text:span>Archivio ret = new Archivio();</text:p>
      <text:p text:style-name="Normal"/>
      <text:p text:style-name="Normal">        for(Paziente pa : lista){</text:p>
      <text:p text:style-name="Normal">            if(pa.getReparto() == r){</text:p>
      <text:p text:style-name="Normal">                ret.insert(pa.getCodiceFiscale(), pa.getEta(), pa.getReparto());</text:p>
      <text:p text:style-name="Normal">           <text:s/><text:span text:style-name="T61">}</text:span></text:p>
      <text:p text:style-name="P62">        }</text:p>
      <text:p text:style-name="P63">        return ret;</text:p>
      <text:soft-page-break/>
      <text:p text:style-name="P64">    }</text:p>
      <text:p text:style-name="P65">// Punto 4</text:p>
      <text:p text:style-name="P66">    public void sortByCf(){</text:p>
      <text:p text:style-name="P67">        Collections.sort(lista);</text:p>
      <text:p text:style-name="P68">    }</text:p>
      <text:p text:style-name="P69">// Punto 5</text:p>
      <text:p text:style-name="P70">    public void sortByEta(){</text:p>
      <text:p text:style-name="Normal"><text:span text:style-name="T71">       <text:s/></text:span>Collections.sort(lista,new Comparator&lt;Paziente&gt;() {</text:p>
      <text:p text:style-name="Normal">            @Override</text:p>
      <text:p text:style-name="Normal">            public int compare(Paziente p1, Paziente p2){</text:p>
      <text:p text:style-name="Normal">               <text:s/><text:span text:style-name="T72">if(p1.getEta() &gt; p2.getEta())</text:span></text:p>
      <text:p text:style-name="P73">                    return 1;</text:p>
      <text:p text:style-name="P74">                if(p1.getEta() == p2.getEta())</text:p>
      <text:p text:style-name="P75">                   <text:s/>return 0;</text:p>
      <text:p text:style-name="P76">               <text:s/>return -1;</text:p>
      <text:p text:style-name="P77">            }</text:p>
      <text:p text:style-name="P78">        });</text:p>
      <text:p text:style-name="P79">    }</text:p>
      <text:p text:style-name="P80">// Punto 6</text:p>
      <text:p text:style-name="P81">    public int[] numeroPazienti(){</text:p>
      <text:p text:style-name="P82">        int[] array = new int[10];</text:p>
      <text:p text:style-name="P83"/>
      <text:p text:style-name="P84">       <text:s/>for(Paziente pa : lista){</text:p>
      <text:p text:style-name="P85">            array[pa.getReparto()-1]++;</text:p>
      <text:p text:style-name="P86">        }</text:p>
      <text:p text:style-name="P87">        return array;</text:p>
      <text:p text:style-name="Normal"><text:span text:style-name="T88">   <text:s/></text:span>}</text:p>
      <text:p text:style-name="Normal">}</text:p>
      <text:p text:style-name="P89">Esercizio 2</text:p>
      <text:p text:style-name="Normal">package Esercizio2;</text:p>
      <text:p text:style-name="Normal">import java.util.ArrayList;</text:p>
      <text:p text:style-name="P90">import java.util.Collections;</text:p>
      <text:p text:style-name="P91"/>
      <text:p text:style-name="P92">public class Esercizio2 {</text:p>
      <text:p text:style-name="P93">    //Prima versione</text:p>
      <text:p text:style-name="P94">    public static ArrayList&lt;String&gt; differenzaSimmetrica(ArrayList&lt;String&gt; lista1, ArrayList&lt;String&gt; lista2){</text:p>
      <text:p text:style-name="P95">        ArrayList&lt;String&gt; lista = new ArrayList&lt;String&gt;();</text:p>
      <text:p text:style-name="P96">        for(String s : lista1){</text:p>
      <text:p text:style-name="P97">            lista.add(s);</text:p>
      <text:p text:style-name="P98">        }</text:p>
      <text:p text:style-name="P99">        for(String s : lista2){</text:p>
      <text:p text:style-name="P100">            lista.add(s);</text:p>
      <text:p text:style-name="P101">        }</text:p>
      <text:p text:style-name="P102">        Collections.sort(lista);</text:p>
      <text:p text:style-name="P103">        for(int i=0; i&lt;lista.size(); i++){</text:p>
      <text:p text:style-name="P104">            if(lista.get(i).equals(lista.get(i+i))){</text:p>
      <text:p text:style-name="Normal"><text:span text:style-name="T105">               <text:s/></text:span>lista.remove(lista.get(i));</text:p>
      <text:p text:style-name="Normal">                lista.remove(lista.get(i+1));</text:p>
      <text:p text:style-name="Normal">                i--;</text:p>
      <text:p text:style-name="Normal">            }</text:p>
      <text:p text:style-name="Normal">        }</text:p>
      <text:p text:style-name="Normal">        return lista;</text:p>
      <text:p text:style-name="Normal">    }</text:p>
      <text:p text:style-name="Normal">   <text:s/></text:p>
      <text:p text:style-name="Normal">    //Seconda versione (metodo generico)</text:p>
      <text:p text:style-name="Normal">   <text:s/><text:span text:style-name="T106">public static &lt;T extends Comparable&lt;? super T&gt;&gt; ArrayList&lt;T&gt; differenzaSimmetrica(ArrayList&lt;T&gt; lista1, ArrayList&lt;T&gt; lista2){</text:span></text:p>
      <text:p text:style-name="P107"/>
      <text:p text:style-name="P108">        ArrayList&lt;T&gt; lista = new ArrayList&lt;T&gt;();</text:p>
      <text:p text:style-name="P109">        for(T s : lista1){</text:p>
      <text:p text:style-name="P110">            lista.add(s);</text:p>
      <text:p text:style-name="P111">        }</text:p>
      <text:p text:style-name="P112">        for(T s : lista2){</text:p>
      <text:p text:style-name="P113">            lista.add(s);</text:p>
      <text:soft-page-break/>
      <text:p text:style-name="P114">        }</text:p>
      <text:p text:style-name="P115">        Collections.sort(lista);</text:p>
      <text:p text:style-name="P116">        for(int i=0; i&lt;lista.size(); i++){</text:p>
      <text:p text:style-name="P117">            if(lista.get(i).equals(lista.get(i+i))){</text:p>
      <text:p text:style-name="P118">                lista.remove(lista.get(i));</text:p>
      <text:p text:style-name="P119">                lista.remove(lista.get(i+1));</text:p>
      <text:p text:style-name="P120">                i--;</text:p>
      <text:p text:style-name="P121">            }</text:p>
      <text:p text:style-name="P122">        }</text:p>
      <text:p text:style-name="P123">        return lista;</text:p>
      <text:p text:style-name="P124">    }</text:p>
      <text:p text:style-name="P125">}</text:p>
      <text:p text:style-name="P12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09T22:06:00Z</meta:creation-date>
    <dc:date>2023-11-09T22:17:00Z</dc:date>
    <meta:template xlink:href="Normal.dotm" xlink:type="simple"/>
    <meta:editing-cycles>5</meta:editing-cycles>
    <meta:editing-duration>PT300S</meta:editing-duration>
    <meta:document-statistic meta:page-count="6" meta:paragraph-count="8" meta:word-count="661" meta:character-count="4422" meta:row-count="31" meta:non-whitespace-character-count="3769"/>
  </office:meta>
</office:document-meta>
</file>